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7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1ee474"/>
    </style:style>
    <style:style style:name="P10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1" style:family="paragraph" style:parent-style-name="Standard" style:list-style-name="L1">
      <style:text-properties officeooo:rsid="0027fb88" officeooo:paragraph-rsid="0027fb88"/>
    </style:style>
    <style:style style:name="P12" style:family="paragraph" style:parent-style-name="Standard" style:master-page-name="Standard">
      <style:paragraph-properties fo:text-align="end" style:justify-single-word="false" style:page-number="auto"/>
    </style:style>
    <style:style style:name="P13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4" style:family="paragraph" style:parent-style-name="Table_20_Contents">
      <style:text-properties fo:font-weight="normal" style:font-weight-asian="normal" style:font-weight-complex="normal"/>
    </style:style>
    <style:style style:name="P15" style:family="paragraph" style:parent-style-name="Table_20_Contents">
      <style:text-properties officeooo:paragraph-rsid="0027fb88" fo:background-color="transparent"/>
    </style:style>
    <style:style style:name="P16" style:family="paragraph" style:parent-style-name="Table_20_Contents">
      <style:text-properties officeooo:rsid="002b799c" officeooo:paragraph-rsid="002b799c" fo:background-color="transparent"/>
    </style:style>
    <style:style style:name="P17" style:family="paragraph" style:parent-style-name="Table_20_Contents">
      <style:text-properties style:font-name="Times new roman" officeooo:paragraph-rsid="002e111f" fo:background-color="transparent"/>
    </style:style>
    <style:style style:name="P18" style:family="paragraph" style:parent-style-name="Table_20_Contents">
      <style:text-properties officeooo:rsid="001ee474" officeooo:paragraph-rsid="001ee474"/>
    </style:style>
    <style:style style:name="P19" style:family="paragraph" style:parent-style-name="Table_20_Contents">
      <style:text-properties fo:language="cs" fo:country="CZ" style:language-complex="ar" style:country-complex="SA"/>
    </style:style>
    <style:style style:name="P20" style:family="paragraph" style:parent-style-name="Table_20_Contents">
      <loext:graphic-properties draw:fill="solid" draw:fill-color="#ffffff" draw:opacity="100%"/>
      <style:paragraph-properties fo:background-color="#ffffff"/>
      <style:text-properties fo:language="cs" fo:country="CZ" officeooo:paragraph-rsid="000634a0" style:language-complex="ar" style:country-complex="SA"/>
    </style:style>
    <style:style style:name="P21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c58d1"/>
    </style:style>
    <style:style style:name="T12" style:family="text">
      <style:text-properties officeooo:rsid="001c732f"/>
    </style:style>
    <style:style style:name="T13" style:family="text">
      <style:text-properties officeooo:rsid="001dd709"/>
    </style:style>
    <style:style style:name="T14" style:family="text">
      <style:text-properties officeooo:rsid="0018dedf" fo:background-color="transparent" loext:char-shading-value="0"/>
    </style:style>
    <style:style style:name="T15" style:family="text">
      <style:text-properties officeooo:rsid="001dd709" fo:background-color="transparent" loext:char-shading-value="0"/>
    </style:style>
    <style:style style:name="T16" style:family="text">
      <style:text-properties officeooo:rsid="001ee474" fo:background-color="transparent" loext:char-shading-value="0"/>
    </style:style>
    <style:style style:name="T17" style:family="text">
      <style:text-properties officeooo:rsid="002b799c" fo:background-color="transparent" loext:char-shading-value="0"/>
    </style:style>
    <style:style style:name="T18" style:family="text">
      <style:text-properties officeooo:rsid="002cbf8a" fo:background-color="transparent" loext:char-shading-value="0"/>
    </style:style>
    <style:style style:name="T19" style:family="text">
      <style:text-properties officeooo:rsid="001ee474"/>
    </style:style>
    <style:style style:name="T20" style:family="text">
      <style:text-properties fo:color="#000000" style:text-underline-style="none" fo:font-weight="normal" style:font-weight-asian="normal" style:font-weight-complex="normal"/>
    </style:style>
    <style:style style:name="T21" style:family="text">
      <style:text-properties fo:color="#000000" style:text-underline-style="none" fo:font-weight="normal" officeooo:rsid="0027fb88" style:font-weight-asian="normal" style:font-weight-complex="normal"/>
    </style:style>
    <style:style style:name="T22" style:family="text">
      <style:text-properties officeooo:rsid="0027fb88"/>
    </style:style>
    <style:style style:name="T23" style:family="text">
      <style:text-properties officeooo:rsid="002cbf8a"/>
    </style:style>
    <style:style style:name="T24" style:family="text">
      <style:text-properties officeooo:rsid="0028d9a6"/>
    </style:style>
    <style:style style:name="T25" style:family="text">
      <style:text-properties fo:language="en" fo:country="US" officeooo:rsid="000f088a"/>
    </style:style>
    <style:style style:name="T26" style:family="text">
      <style:text-properties officeooo:rsid="000f088a"/>
    </style:style>
    <style:style style:name="T27" style:family="text">
      <style:text-properties officeooo:rsid="002e111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. zn. <text:span text:style-name="T27">RV 6/2017</text:span></text:p>
      <text:p text:style-name="P13">Dodatek č. <text:span text:style-name="T27">1</text:span></text:p>
      <text:p text:style-name="P4">Smluvní strany uzavírají <text:span text:style-name="T22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9">Personální odbor</text:span>, kontakty:</text:p>
            <text:p text:style-name="Table_20_Contents"><text:span text:style-name="Internet_20_link"><text:span text:style-name="T21">Bc. Jan Novák jan.novak@pirati.cz</text:span></text:span><text:span text:style-name="Internet_20_link"><text:span text:style-name="T20"> </text:span></text:span></text:p>
            <text:p text:style-name="Table_20_Contents"><text:span text:style-name="T19">vedoucí personálního odboru</text:span> České pirátské strany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9"><text:span text:style-name="T9">Barbora Hradečná</text:span><text:span text:style-name="T16">,</text:span><text:span text:style-name="T14"> </text:span><text:span text:style-name="T15">místo podnikání </text:span><text:span text:style-name="T18">Aš</text:span>, <text:span text:style-name="T15">IČO </text:span>76518639</text:p>
          </table:table-cell>
        </table:table-row>
        <table:table-row table:style-name="Tabulka1.3">
          <table:table-cell table:style-name="Tabulka1.A1" office:value-type="string">
            <text:list xml:id="list5228389766424264742" text:style-name="L1">
              <text:list-header>
                <text:p text:style-name="P21">Důvod dodatku:</text:p>
              </text:list-header>
            </text:list>
          </table:table-cell>
          <table:table-cell table:style-name="Tabulka1.B3" office:value-type="string">
            <text:list xml:id="list120109114431272" text:continue-numbering="true" text:style-name="L1">
              <text:list-item>
                <text:p text:style-name="P11">Změna – <text:span text:style-name="T27">navýšení</text:span> odměny od <text:s/>1.2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Table_20_Contents"><text:span text:style-name="T13">příkazní </text:span>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8">ČR</text:p>
            <text:p text:style-name="P18"/>
          </table:table-cell>
        </table:table-row>
        <table:table-row table:style-name="Tabulka1.5">
          <table:table-cell table:style-name="Tabulka1.A1" office:value-type="string">
            <text:p text:style-name="P19"><text:span text:style-name="T8">Časová náročnost</text:span>:</text:p>
          </table:table-cell>
          <table:table-cell table:style-name="Tabulka1.A1" office:value-type="string">
            <text:p text:style-name="P20">Odhad: <text:span text:style-name="T25">20 </text:span>h (slovy: <text:span text:style-name="T26">dvacet</text:span> hodin) <text:span text:style-name="T26">týdně</text:span></text:p>
          </table:table-cell>
        </table:table-row>
        <table:table-row table:style-name="Tabulka1.7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7"><text:span text:style-name="T24">9 500 </text:span>– <text:span text:style-name="T24">15 500</text:span> Kč<text:span text:style-name="T12"> </text:span>(slovy: v rozmezí <text:span text:style-name="T24">devíti tisíc pět set</text:span> až <text:span text:style-name="T24">patnácti</text:span> tisíc<text:span text:style-name="T24">i pět set</text:span> korun českých) <text:span text:style-name="T12">měsíčně</text:span>, <text:span text:style-name="T11">dle inzerátu ve výběrovém řízení a úpravy záměru RV 6/2017</text:span></text:p>
            <text:p text:style-name="P15"/>
            <text:p text:style-name="P15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Termín provedení</text:span>:</text:p>
          </table:table-cell>
          <table:table-cell table:style-name="Tabulka1.A1" office:value-type="string">
            <text:p text:style-name="P8"><text:span text:style-name="T13">p</text:span>růběžně, <text:span text:style-name="T13">na dobu neurčitou</text:span></text:p>
          </table:table-cell>
        </table:table-row>
      </table:table>
      <text:p text:style-name="P5">Vztah mezi smluvními stranami se dále řídí podmínkami zadavatele pro placené úkoly zveřejněnými <text:span text:style-name="T13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3">https://www.pirati.cz/rules/ppu</text:span></text:a><text:span text:style-name="T13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10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10">:</text:span></text:p>
            <text:p text:style-name="P14"/>
            <text:p text:style-name="P14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23">dodatku</text:span>:</text:p>
          </table:table-cell>
          <table:table-cell table:style-name="Tabulka2.A1" office:value-type="string">
            <text:p text:style-name="P7"><text:s/><text:span text:style-name="T27">1.2.</text:span>201<text:span text:style-name="T22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2:01:08.318199692</dc:date>
    <meta:editing-cycles>103</meta:editing-cycles>
    <meta:editing-duration>P24DT13H46M53S</meta:editing-duration>
    <meta:generator>LibreOffice/5.1.6.2$Linux_X86_64 LibreOffice_project/10m0$Build-2</meta:generator>
    <meta:print-date>2017-03-18T11:56:51.804009596</meta:print-date>
    <meta:document-statistic meta:table-count="2" meta:image-count="1" meta:object-count="0" meta:page-count="1" meta:paragraph-count="34" meta:word-count="198" meta:character-count="1350" meta:non-whitespace-character-count="1180"/>
    <meta:user-defined meta:name="Informace 1"/>
    <meta:user-defined meta:name="Informace 2"/>
    <meta:user-defined meta:name="Informace 3"/>
    <meta:user-defined meta:name="Informace 4"/>
  </office:meta>
</office:document-meta>
</file>